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Roman1" svg:font-family="'Latin Modern Roman'"/>
    <style:font-face style:name="Lohit Devanagari1" svg:font-family="'Lohit Devanagari'"/>
    <style:font-face style:name="Nimbus Roman" svg:font-family="'Nimbus Roman'" style:font-pitch="fixed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509e"/>
    </style:style>
    <style:style style:name="P2" style:family="paragraph" style:parent-style-name="Standard">
      <style:text-properties style:font-name="Latin Modern Roman" fo:language="en" fo:country="GB" officeooo:rsid="000f1ee3" officeooo:paragraph-rsid="000f1ee3"/>
    </style:style>
    <style:style style:name="P3" style:family="paragraph" style:parent-style-name="Standard">
      <style:text-properties officeooo:paragraph-rsid="002077d3"/>
    </style:style>
    <style:style style:name="T1" style:family="text">
      <style:text-properties style:font-name="Latin Modern Roman" fo:language="en" fo:country="GB" officeooo:rsid="005ce0f4"/>
    </style:style>
    <style:style style:name="T2" style:family="text">
      <style:text-properties style:font-name="Latin Modern Roman" fo:language="en" fo:country="GB" officeooo:rsid="009b9b56"/>
    </style:style>
    <style:style style:name="T3" style:family="text">
      <style:text-properties style:font-name="Latin Modern Roman" fo:language="en" fo:country="GB" officeooo:rsid="009cbb40"/>
    </style:style>
    <style:style style:name="T4" style:family="text">
      <style:text-properties style:font-name="Latin Modern Roman" fo:language="en" fo:country="GB" officeooo:rsid="009d1d03"/>
    </style:style>
    <style:style style:name="T5" style:family="text">
      <style:text-properties style:font-name="Latin Modern Roman" fo:language="en" fo:country="GB" officeooo:rsid="009efb4c"/>
    </style:style>
    <style:style style:name="T6" style:family="text">
      <style:text-properties style:font-name="Latin Modern Roman" fo:language="en" fo:country="GB" officeooo:rsid="0009e350"/>
    </style:style>
    <style:style style:name="T7" style:family="text">
      <style:text-properties style:font-name="Latin Modern Roman" fo:language="en" fo:country="GB" officeooo:rsid="000b0fa6"/>
    </style:style>
    <style:style style:name="T8" style:family="text">
      <style:text-properties style:font-name="Latin Modern Roman" fo:language="en" fo:country="GB" officeooo:rsid="000b8259"/>
    </style:style>
    <style:style style:name="T9" style:family="text">
      <style:text-properties style:font-name="Latin Modern Roman" fo:language="en" fo:country="GB" officeooo:rsid="000b8a62"/>
    </style:style>
    <style:style style:name="T10" style:family="text">
      <style:text-properties style:font-name="Latin Modern Roman" fo:language="en" fo:country="GB" officeooo:rsid="000bd5bd"/>
    </style:style>
    <style:style style:name="T11" style:family="text">
      <style:text-properties style:font-name="Latin Modern Roman" fo:language="en" fo:country="GB" officeooo:rsid="000e9fd8"/>
    </style:style>
    <style:style style:name="T12" style:family="text">
      <style:text-properties style:font-name="Latin Modern Roman" fo:language="en" fo:country="GB" officeooo:rsid="00c365a4"/>
    </style:style>
    <style:style style:name="T13" style:family="text">
      <style:text-properties style:font-name="Latin Modern Roman" fo:language="en" fo:country="GB" officeooo:rsid="008ae496"/>
    </style:style>
    <style:style style:name="T14" style:family="text">
      <style:text-properties style:font-name="Latin Modern Roman" fo:language="en" fo:country="GB" officeooo:rsid="000f1ee3"/>
    </style:style>
    <style:style style:name="T15" style:family="text">
      <style:text-properties style:font-name="Latin Modern Roman" fo:language="en" fo:country="GB" officeooo:rsid="0010c4cd"/>
    </style:style>
    <style:style style:name="T16" style:family="text">
      <style:text-properties style:font-name="Latin Modern Roman" fo:language="en" fo:country="GB" officeooo:rsid="002077d3"/>
    </style:style>
    <style:style style:name="T17" style:family="text">
      <style:text-properties fo:color="#000000" style:font-name="Latin Modern Roman" fo:language="en" fo:country="GB" fo:font-style="normal" officeooo:rsid="002038bf" style:font-name-asian="Nimbus Roman" style:font-style-asian="normal" style:font-name-complex="Nimbus Roman" style:font-style-complex="normal"/>
    </style:style>
    <style:style style:name="T18" style:family="text">
      <style:text-properties fo:color="#000000" style:font-name="Latin Modern Roman" fo:language="en" fo:country="GB" fo:font-style="normal" officeooo:rsid="00655b40" style:font-name-asian="Nimbus Roman" style:font-style-asian="normal" style:font-name-complex="Nimbus Roman" style:font-style-complex="normal"/>
    </style:style>
    <style:style style:name="T19" style:family="text">
      <style:text-properties fo:color="#000000" style:font-name="Latin Modern Roman" fo:language="en" fo:country="GB" fo:font-style="normal" officeooo:rsid="006623af" style:font-name-asian="Nimbus Roman" style:font-style-asian="normal" style:font-name-complex="Nimbus Roman" style:font-style-complex="normal"/>
    </style:style>
    <style:style style:name="T20" style:family="text">
      <style:text-properties fo:color="#000000" style:font-name="Latin Modern Roman" fo:language="en" fo:country="GB" fo:font-style="normal" officeooo:rsid="008969b0" style:font-name-asian="Nimbus Roman" style:font-style-asian="normal" style:font-name-complex="Nimbus Roman" style:font-style-complex="normal"/>
    </style:style>
    <style:style style:name="T21" style:family="text">
      <style:text-properties fo:color="#000000" style:font-name="Latin Modern Roman" fo:language="en" fo:country="GB" fo:font-style="normal" officeooo:rsid="0035304c" style:font-style-asian="normal" style:font-style-complex="normal"/>
    </style:style>
    <style:style style:name="T22" style:family="text">
      <style:text-properties fo:color="#000000" style:font-name="Latin Modern Roman" fo:language="en" fo:country="GB" fo:font-style="normal" officeooo:rsid="0040c1b3" style:font-style-asian="normal" style:font-style-complex="normal"/>
    </style:style>
    <style:style style:name="T23" style:family="text">
      <style:text-properties fo:color="#000000" style:font-name="Latin Modern Roman" fo:language="en" fo:country="GB" fo:font-style="normal" officeooo:rsid="001aa33d" style:font-style-asian="normal" style:font-style-complex="normal"/>
    </style:style>
    <style:style style:name="T24" style:family="text">
      <style:text-properties fo:color="#000000" style:font-name="Latin Modern Roman" fo:language="en" fo:country="GB" fo:font-style="normal" officeooo:rsid="002038bf" style:font-name-asian="Noto Serif CJK SC" style:font-style-asian="normal" style:font-name-complex="Lohit Devanagari" style:font-style-complex="normal"/>
    </style:style>
    <style:style style:name="T25" style:family="text">
      <style:text-properties fo:color="#000000" style:font-name="Latin Modern Roman" fo:language="en" fo:country="GB" fo:font-style="normal" officeooo:rsid="00952abe" style:font-name-asian="Noto Serif CJK SC" style:font-style-asian="normal" style:font-name-complex="Lohit Devanagari" style:font-style-complex="normal"/>
    </style:style>
    <style:style style:name="T26" style:family="text">
      <style:text-properties fo:color="#000000" style:font-name="Latin Modern Roman" fo:language="en" fo:country="GB" fo:font-style="normal" officeooo:rsid="003f0bac" style:font-name-asian="Noto Serif CJK SC" style:font-style-asian="normal" style:font-name-complex="Lohit Devanagari" style:font-style-complex="normal"/>
    </style:style>
    <style:style style:name="T27" style:family="text">
      <style:text-properties fo:color="#000000" style:font-name="Latin Modern Roman" fo:language="en" fo:country="GB" fo:font-style="normal" officeooo:rsid="00adf202" style:font-name-asian="Noto Serif CJK SC" style:font-style-asian="normal" style:font-name-complex="Lohit Devanagari" style:font-style-complex="normal"/>
    </style:style>
    <style:style style:name="T28" style:family="text">
      <style:text-properties fo:color="#000000" style:font-name="Latin Modern Roman" fo:language="en" fo:country="GB" fo:font-style="normal" officeooo:rsid="0065b47e" style:font-name-asian="Noto Serif CJK SC" style:font-style-asian="normal" style:font-name-complex="Lohit Devanagari" style:font-style-complex="normal"/>
    </style:style>
    <style:style style:name="T29" style:family="text">
      <style:text-properties fo:color="#000000" style:font-name="Latin Modern Roman" fo:language="en" fo:country="GB" fo:font-style="normal" officeooo:rsid="0010c4cd" style:font-name-asian="Noto Serif CJK SC" style:font-style-asian="normal" style:font-name-complex="Lohit Devanagari" style:font-style-complex="normal"/>
    </style:style>
    <style:style style:name="T30" style:family="text">
      <style:text-properties fo:color="#000000" style:font-name="Latin Modern Roman" fo:language="en" fo:country="GB" fo:font-style="normal" officeooo:rsid="0012509e" style:font-name-asian="Noto Serif CJK SC" style:font-style-asian="normal" style:font-name-complex="Lohit Devanagari" style:font-style-complex="normal"/>
    </style:style>
    <style:style style:name="T31" style:family="text">
      <style:text-properties fo:color="#000000" style:font-name="Latin Modern Roman" fo:language="en" fo:country="GB" fo:font-style="normal" officeooo:rsid="006610b1" style:font-name-asian="Noto Serif CJK SC" style:font-style-asian="normal" style:font-name-complex="Lohit Devanagari" style:font-style-complex="normal"/>
    </style:style>
    <style:style style:name="T32" style:family="text">
      <style:text-properties fo:color="#000000" style:font-name="Latin Modern Roman" fo:language="en" fo:country="GB" fo:font-style="normal" officeooo:rsid="00af8db0" style:font-name-asian="Noto Serif CJK SC" style:font-style-asian="normal" style:font-name-complex="Lohit Devanagari" style:font-style-complex="normal"/>
    </style:style>
    <style:style style:name="T33" style:family="text">
      <style:text-properties fo:color="#000000" style:font-name="Latin Modern Roman" fo:language="en" fo:country="GB" fo:font-style="normal" officeooo:rsid="00233560" style:font-name-asian="Noto Serif CJK SC" style:font-style-asian="normal" style:font-name-complex="Lohit Devanagari" style:font-style-complex="normal"/>
    </style:style>
    <style:style style:name="T34" style:family="text">
      <style:text-properties fo:color="#000000" style:font-name="Latin Modern Roman" fo:language="en" fo:country="GB" fo:font-style="normal" officeooo:rsid="00127a36" style:font-name-asian="Noto Serif CJK SC" style:font-style-asian="normal" style:font-name-complex="Lohit Devanagari" style:font-style-complex="normal"/>
    </style:style>
    <style:style style:name="T35" style:family="text">
      <style:text-properties fo:color="#000000" style:font-name="Latin Modern Roman" fo:language="en" fo:country="GB" fo:font-style="normal" officeooo:rsid="0016f907" style:font-name-asian="Noto Serif CJK SC" style:font-style-asian="normal" style:font-name-complex="Lohit Devanagari" style:font-style-complex="normal"/>
    </style:style>
    <style:style style:name="T36" style:family="text">
      <style:text-properties fo:color="#000000" style:font-name="Latin Modern Roman" fo:language="en" fo:country="GB" fo:font-style="normal" officeooo:rsid="001c93c7" style:font-name-asian="Noto Serif CJK SC" style:font-style-asian="normal" style:font-name-complex="Lohit Devanagari" style:font-style-complex="normal"/>
    </style:style>
    <style:style style:name="T37" style:family="text">
      <style:text-properties fo:color="#000000" style:font-name="Latin Modern Roman" fo:font-size="12pt" fo:language="en" fo:country="GB" fo:font-style="normal" officeooo:rsid="00e445ca" style:font-name-asian="Noto Serif CJK SC" style:font-size-asian="12pt" style:font-style-asian="normal" style:font-name-complex="Lohit Devanagari" style:font-size-complex="12pt" style:font-style-complex="normal"/>
    </style:style>
    <style:style style:name="T38" style:family="text">
      <style:text-properties fo:color="#000000" style:font-name="Latin Modern Roman" fo:font-size="12pt" fo:language="en" fo:country="GB" fo:font-style="normal" officeooo:rsid="006623af" style:font-name-asian="Noto Serif CJK SC" style:font-size-asian="12pt" style:font-style-asian="normal" style:font-name-complex="Lohit Devanagari" style:font-size-complex="12pt" style:font-style-complex="normal"/>
    </style:style>
    <style:style style:name="T39" style:family="text">
      <style:text-properties fo:color="#000000" style:font-name="Latin Modern Roman" fo:font-size="12pt" fo:language="en" fo:country="GB" fo:font-style="normal" officeooo:rsid="003f0bac" style:font-name-asian="Noto Serif CJK SC" style:font-size-asian="12pt" style:font-style-asian="normal" style:font-name-complex="Lohit Devanagari" style:font-size-complex="12pt" style:font-style-complex="normal"/>
    </style:style>
    <style:style style:name="T40" style:family="text">
      <style:text-properties fo:color="#000000" style:font-name="Latin Modern Roman" fo:font-size="12pt" fo:language="en" fo:country="GB" fo:font-style="normal" officeooo:rsid="01073cc5" style:font-name-asian="Noto Serif CJK SC" style:font-size-asian="12pt" style:font-style-asian="normal" style:font-name-complex="Lohit Devanagari" style:font-size-complex="12pt" style:font-style-complex="normal"/>
    </style:style>
    <style:style style:name="T41" style:family="text">
      <style:text-properties fo:color="#000000" style:font-name="Latin Modern Roman" fo:font-size="12pt" fo:language="en" fo:country="GB" fo:font-style="normal" officeooo:rsid="00f6367b" style:font-name-asian="Noto Serif CJK SC" style:font-size-asian="12pt" style:font-style-asian="normal" style:font-name-complex="Lohit Devanagari" style:font-size-complex="12pt" style:font-style-complex="normal"/>
    </style:style>
    <style:style style:name="T42" style:family="text">
      <style:text-properties fo:color="#000000" style:font-name="Latin Modern Roman" fo:font-size="12pt" fo:language="en" fo:country="GB" fo:font-style="normal" officeooo:rsid="01036660" style:font-name-asian="Noto Serif CJK SC" style:font-size-asian="12pt" style:font-style-asian="normal" style:font-name-complex="Lohit Devanagari" style:font-size-complex="12pt" style:font-style-complex="normal"/>
    </style:style>
    <style:style style:name="T43" style:family="text">
      <style:text-properties fo:color="#000000" style:font-name="Latin Modern Roman" fo:font-size="12pt" fo:language="en" fo:country="GB" fo:font-style="normal" officeooo:rsid="01065030" style:font-name-asian="Noto Serif CJK SC" style:font-size-asian="12pt" style:font-style-asian="normal" style:font-name-complex="Lohit Devanagari" style:font-size-complex="12pt" style:font-style-complex="normal"/>
    </style:style>
    <style:style style:name="T44" style:family="text">
      <style:text-properties fo:color="#000000" style:font-name="Latin Modern Roman" fo:font-size="12pt" fo:language="en" fo:country="GB" fo:font-style="normal" officeooo:rsid="0012509e" style:font-name-asian="Noto Serif CJK SC" style:font-size-asian="12pt" style:font-style-asian="normal" style:font-name-complex="Lohit Devanagari" style:font-size-complex="12pt" style:font-style-complex="normal"/>
    </style:style>
    <style:style style:name="T45" style:family="text">
      <style:text-properties fo:color="#000000" style:font-name="Latin Modern Roman" fo:font-size="12pt" fo:language="en" fo:country="GB" fo:font-style="normal" officeooo:rsid="00e24640" style:font-name-asian="Noto Serif CJK SC" style:font-size-asian="12pt" style:font-style-asian="normal" style:font-name-complex="Lohit Devanagari" style:font-size-complex="12pt" style:font-style-complex="normal"/>
    </style:style>
    <style:style style:name="T46" style:family="text">
      <style:text-properties fo:color="#000000" style:font-name="Latin Modern Roman" fo:font-size="12pt" fo:language="en" fo:country="GB" fo:font-style="normal" officeooo:rsid="00e5a44d" style:font-name-asian="Noto Serif CJK SC" style:font-size-asian="12pt" style:font-style-asian="normal" style:font-name-complex="Lohit Devanagari" style:font-size-complex="12pt" style:font-style-complex="normal"/>
    </style:style>
    <style:style style:name="T47" style:family="text">
      <style:text-properties fo:color="#000000" style:font-name="Latin Modern Roman" fo:font-size="12pt" fo:language="en" fo:country="GB" fo:font-style="normal" officeooo:rsid="00f851ea" style:font-name-asian="Noto Serif CJK SC" style:font-size-asian="12pt" style:font-style-asian="normal" style:font-name-complex="Lohit Devanagari" style:font-size-complex="12pt" style:font-style-complex="normal"/>
    </style:style>
    <style:style style:name="T48" style:family="text">
      <style:text-properties fo:color="#000000" style:font-name="Latin Modern Roman" fo:font-size="12pt" fo:language="en" fo:country="GB" fo:font-style="normal" officeooo:rsid="00127a36" style:font-name-asian="Noto Serif CJK SC" style:font-size-asian="12pt" style:font-style-asian="normal" style:font-name-complex="Lohit Devanagari" style:font-size-complex="12pt" style:font-style-complex="normal"/>
    </style:style>
    <style:style style:name="T49" style:family="text">
      <style:text-properties fo:color="#000000" style:font-name="Latin Modern Roman" fo:font-size="12pt" fo:language="en" fo:country="GB" fo:font-style="normal" officeooo:rsid="00144b57" style:font-name-asian="Noto Serif CJK SC" style:font-size-asian="12pt" style:font-style-asian="normal" style:font-name-complex="Lohit Devanagari" style:font-size-complex="12pt" style:font-style-complex="normal"/>
    </style:style>
    <style:style style:name="T50" style:family="text">
      <style:text-properties fo:color="#000000" style:font-name="Latin Modern Roman" fo:font-size="12pt" fo:language="en" fo:country="GB" fo:font-style="normal" officeooo:rsid="00150fd2" style:font-name-asian="Noto Serif CJK SC" style:font-size-asian="12pt" style:font-style-asian="normal" style:font-name-complex="Lohit Devanagari" style:font-size-complex="12pt" style:font-style-complex="normal"/>
    </style:style>
    <style:style style:name="T51" style:family="text">
      <style:text-properties fo:color="#000000" style:font-name="Latin Modern Roman" fo:font-size="12pt" fo:language="en" fo:country="GB" fo:font-style="normal" officeooo:rsid="00153bd8" style:font-name-asian="Noto Serif CJK SC" style:font-size-asian="12pt" style:font-style-asian="normal" style:font-name-complex="Lohit Devanagari" style:font-size-complex="12pt" style:font-style-complex="normal"/>
    </style:style>
    <style:style style:name="T52" style:family="text">
      <style:text-properties fo:color="#000000" style:font-name="Latin Modern Roman" fo:font-size="12pt" fo:language="en" fo:country="GB" fo:font-style="normal" officeooo:rsid="0016f907" style:font-name-asian="Noto Serif CJK SC" style:font-size-asian="12pt" style:font-style-asian="normal" style:font-name-complex="Lohit Devanagari" style:font-size-complex="12pt" style:font-style-complex="normal"/>
    </style:style>
    <style:style style:name="T53" style:family="text">
      <style:text-properties fo:color="#000000" style:font-name="Latin Modern Roman" fo:font-size="12pt" fo:language="en" fo:country="GB" fo:font-style="normal" officeooo:rsid="0018f6d3" style:font-name-asian="Noto Serif CJK SC" style:font-size-asian="12pt" style:font-style-asian="normal" style:font-name-complex="Lohit Devanagari" style:font-size-complex="12pt" style:font-style-complex="normal"/>
    </style:style>
    <style:style style:name="T54" style:family="text">
      <style:text-properties fo:color="#000000" style:font-name="Latin Modern Roman" fo:font-size="12pt" fo:language="en" fo:country="GB" fo:font-style="normal" officeooo:rsid="001aa33d" style:font-name-asian="Noto Serif CJK SC" style:font-size-asian="12pt" style:font-style-asian="normal" style:font-name-complex="Lohit Devanagari" style:font-size-complex="12pt" style:font-style-complex="normal"/>
    </style:style>
    <style:style style:name="T55" style:family="text">
      <style:text-properties fo:color="#000000" style:font-name="Latin Modern Roman" fo:font-size="12pt" fo:language="en" fo:country="GB" fo:font-style="normal" officeooo:rsid="001c93c7" style:font-name-asian="Noto Serif CJK SC" style:font-size-asian="12pt" style:font-style-asian="normal" style:font-name-complex="Lohit Devanagari" style:font-size-complex="12pt" style:font-style-complex="normal"/>
    </style:style>
    <style:style style:name="T56" style:family="text">
      <style:text-properties fo:color="#000000" style:font-name="Latin Modern Roman" fo:font-size="12pt" fo:language="en" fo:country="GB" fo:font-style="normal" officeooo:rsid="001d57e2" style:font-name-asian="Noto Serif CJK SC" style:font-size-asian="12pt" style:font-style-asian="normal" style:font-name-complex="Lohit Devanagari" style:font-size-complex="12pt" style:font-style-complex="normal"/>
    </style:style>
    <style:style style:name="T57" style:family="text">
      <style:text-properties fo:color="#000000" style:font-name="Latin Modern Roman" fo:font-size="12pt" fo:language="en" fo:country="GB" fo:font-style="normal" officeooo:rsid="001e5587" style:font-name-asian="Noto Serif CJK SC" style:font-size-asian="12pt" style:font-style-asian="normal" style:font-name-complex="Lohit Devanagari" style:font-size-complex="12pt" style:font-style-complex="normal"/>
    </style:style>
    <style:style style:name="T58" style:family="text">
      <style:text-properties fo:color="#000000" style:font-name="Latin Modern Roman" fo:font-size="12pt" fo:language="en" fo:country="GB" fo:font-style="normal" officeooo:rsid="002077d3" style:font-name-asian="Noto Serif CJK SC" style:font-size-asian="12pt" style:font-style-asian="normal" style:font-name-complex="Lohit Devanagari" style:font-size-complex="12pt" style:font-style-complex="normal"/>
    </style:style>
    <style:style style:name="T59" style:family="text">
      <style:text-properties officeooo:rsid="001c93c7"/>
    </style:style>
    <style:style style:name="T60" style:family="text">
      <style:text-properties officeooo:rsid="001d57e2"/>
    </style:style>
    <style:style style:name="T61" style:family="text">
      <style:text-properties officeooo:rsid="002077d3"/>
    </style:style>
    <style:style style:name="T62" style:family="text">
      <style:text-properties style:font-name="Latin Modern Roman1" fo:language="en" fo:country="GB" officeooo:rsid="002077d3" style:font-name-asian="Latin Modern Roman1" style:font-name-complex="Latin Modern Roman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<text:tab/>E</text:span><text:span text:style-name="T6">xoplanets orbiting distant stars </text:span><text:span text:style-name="T7">have revealed to us: the solar system is not typical. Many stars host planets which appear to be made of rock and iron like Earth, but sit at several times its mass</text:span><text:span text:style-name="T62">—</text:span><text:span text:style-name="T7">we have nothing nearby </text:span><text:span text:style-name="T8">where we might send our probes </text:span><text:span text:style-name="T9">to</text:span><text:span text:style-name="T8"> observe, in </text:span><text:span text:style-name="T9">necessary detail, how these massive rocky planets diff</text:span><text:span text:style-name="T10">er</text:span><text:span text:style-name="T9"> from our own.</text:span><text:span text:style-name="T8"> Further, observations of </text:span><text:span text:style-name="T9">the chemical variability of stars suggests that their planets </text:span><text:span text:style-name="T11">assemble with similarly varying proportions of the rock-forming elements</text:span><text:span text:style-name="T10">. </text:span><text:span text:style-name="T11">C</text:span><text:span text:style-name="T10">onsequences of </text:span><text:span text:style-name="T15">a</text:span><text:span text:style-name="T10"> mass variability and mineralogical variabilit</text:span><text:span text:style-name="T11">y</text:span><text:span text:style-name="T10"> comprise the content of this thesis. </text:span><text:span text:style-name="T14">Because t</text:span><text:span text:style-name="T3">he surfaces of exoplanets</text:span><text:span text:style-name="T17"> </text:span><text:span text:style-name="T3">are not</text:span><text:span text:style-name="T13"> </text:span><text:span text:style-name="T2">directly</text:span><text:span text:style-name="T1"> detectable with </text:span><text:span text:style-name="T12">present</text:span><text:span text:style-name="T1"> technology</text:span><text:span text:style-name="T62">—</text:span><text:span text:style-name="T11">their nature</text:span><text:span text:style-name="T4"> cannot be </text:span><text:span text:style-name="T11">told</text:span><text:span text:style-name="T4"> by astronomy alone</text:span><text:span text:style-name="T62">—</text:span><text:span text:style-name="T14">questions about </text:span><text:span text:style-name="T15">rocky </text:span><text:span text:style-name="T14">planet diversity require a theoretical approach. </text:span><text:span text:style-name="T15">D</text:span><text:span text:style-name="T14">rawing on the wealth of geoscientific knowledge originally developed to understand Earth,</text:span><text:span text:style-name="T5"> </text:span><text:span text:style-name="T14">I construct physical models of other possible worlds to </text:span><text:span text:style-name="T15">see how ours fits in</text:span><text:span text:style-name="T14">.</text:span></text:p>
      <text:p text:style-name="P2"/>
      <text:p text:style-name="P1"><text:span text:style-name="T14"><text:tab/></text:span><text:span text:style-name="T15">The first type of variability I model is topography. </text:span><text:span text:style-name="T23">T</text:span><text:span text:style-name="T22">opography</text:span><text:span text:style-name="T21"> </text:span><text:span text:style-name="T24">sets the </text:span><text:span text:style-name="T25">size of the largest</text:span><text:span text:style-name="T24"> ocean that planets </text:span><text:span text:style-name="T26">could </text:span><text:span text:style-name="T24">contain below their highest </text:span><text:span text:style-name="T27">point</text:span><text:span text:style-name="T18">—</text:span><text:span text:style-name="T19">the capacity of the </text:span><text:span text:style-name="T20">continental </text:span><text:span text:style-name="T19">bathtub</text:span><text:span text:style-name="T24">. I calculate the </text:span><text:span text:style-name="T28">bare-minimum, </text:span><text:span text:style-name="T29">dynamic </text:span><text:span text:style-name="T30">topography due directly to mantle convection, </text:span><text:span text:style-name="T34">by finding scaling laws of </text:span><text:span text:style-name="T35">dynamic</text:span><text:span text:style-name="T34"> topography with convective parameters</text:span><text:span text:style-name="T30">. </text:span><text:span text:style-name="T36">F</text:span><text:span text:style-name="T32">or increasingly massive planets</text:span><text:span text:style-name="T24">,</text:span><text:span text:style-name="T34"> </text:span><text:span text:style-name="T24">topograph</text:span><text:span text:style-name="T31">y</text:span><text:span text:style-name="T24"> </text:span><text:span text:style-name="T33">almost disappears. </text:span><text:span text:style-name="T30">Whilst</text:span><text:span text:style-name="T34"> </text:span><text:span text:style-name="T44">smaller ocean basins might suggest</text:span><text:span text:style-name="T38"> </text:span><text:span text:style-name="T55">flooded</text:span><text:span text:style-name="T38"> worlds</text:span><text:span text:style-name="T39">, </text:span><text:span text:style-name="T52">planets also store </text:span><text:span text:style-name="T56">their </text:span><text:span text:style-name="T40">water </text:span><text:span text:style-name="T42">in </text:span><text:span text:style-name="T44">nominally anhydrous mantle </text:span><text:span text:style-name="T41">minerals</text:span><text:span text:style-name="T37">. </text:span><text:span text:style-name="T43">For the second </text:span><text:span text:style-name="T52">type</text:span><text:span text:style-name="T44"> of variability, </text:span><text:span text:style-name="T45">I</text:span><text:span text:style-name="T46"> predict </text:span><text:span text:style-name="T52">planets’ </text:span><text:span text:style-name="T46">maximum </text:span><text:span text:style-name="T52">internal </text:span><text:span text:style-name="T47">water </text:span><text:span text:style-name="T52">capacit</text:span><text:span text:style-name="T57">ies</text:span><text:span text:style-name="T48"> </text:span><text:span text:style-name="T56">using</text:span><text:span text:style-name="T49"> self-consistent phase, temperature, and pressure profiles </text:span><text:span text:style-name="T57">inferred from stellar chemistry</text:span><text:span text:style-name="T49">, </text:span><text:span text:style-name="T56">and identify which planets might have dry interiors</text:span><text:span text:style-name="T41">. </text:span><text:span text:style-name="T58">Then I</text:span><text:span text:style-name="T49"> link </text:span><text:span text:style-name="T58">these</text:span><text:span text:style-name="T49"> surface and interior reservoirs: </text:span><text:span text:style-name="T58">with</text:span><text:span text:style-name="T49"> a coupled </text:span><text:span text:style-name="T58">mantle </text:span><text:span text:style-name="T49">convection and melting model, </text:span><text:span text:style-name="T58">I</text:span><text:span text:style-name="T49"> </text:span><text:span text:style-name="T55">estimate</text:span><text:span text:style-name="T49"> volcanic outgassing </text:span><text:span text:style-name="T55">rates</text:span><text:span text:style-name="T49">, focussing </text:span><text:span text:style-name="T55">this time </text:span><text:span text:style-name="T49">on Archean Earth </text:span><text:span text:style-name="T50">and its range of possible </text:span><text:span text:style-name="T55">mantle oxidation states</text:span><text:span text:style-name="T49">. Lastly, </text:span><text:span text:style-name="T51">I use my mineralogy model to predict the minimum amount by which mantle </text:span><text:span text:style-name="T53">ox</text:span><text:span text:style-name="T55">idation</text:span><text:span text:style-name="T51"> should vary across rocky </text:span><text:span text:style-name="T58">exo</text:span><text:span text:style-name="T51">planet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Roman1" svg:font-family="'Latin Modern Roman'"/>
    <style:font-face style:name="Lohit Devanagari1" svg:font-family="'Lohit Devanagari'"/>
    <style:font-face style:name="Nimbus Roman" svg:font-family="'Nimbus Roman'" style:font-pitch="fixed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31T18:21:59.079965269</meta:creation-date>
    <dc:date>2023-04-02T14:04:58.251189077</dc:date>
    <meta:editing-duration>PT6H55M5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314" meta:character-count="2115" meta:non-whitespace-character-count="1805"/>
  </office:meta>
</office:document-meta>
</file>